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B52D16F392AE495C52.png" manifest:media-type="image/png"/>
  <manifest:file-entry manifest:full-path="Pictures/10000201000000DD000000DDA315837CE86D4E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u Gothic UI" svg:font-family="'Yu Gothic UI'" style:font-family-generic="modern" style:font-pitch="variable"/>
    <style:font-face style:name="游ゴシック Medium" svg:font-family="'游ゴシック Medium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textarea-horizontal-align="justify" draw:textarea-vertical-align="middle" draw:auto-grow-height="false" fo:min-height="5.846cm" fo:min-width="2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01cm" fo:min-width="13.337cm" draw:shadow="hidden" draw:shadow-offset-x="0.141cm" draw:shadow-offset-y="0.141cm" draw:shadow-color="#000000" draw:shadow-opacity="51%"/>
    </style:style>
    <style:style style:name="gr4" style:family="graphic" style:parent-style-name="standard">
      <style:graphic-properties draw:stroke="none" draw:fill="none" fo:min-height="7.681cm"/>
    </style:style>
    <style:style style:name="gr5" style:family="graphic" style:parent-style-name="standard">
      <style:graphic-properties draw:stroke="none" draw:fill="none" fo:min-height="1.274cm"/>
    </style:style>
    <style:style style:name="gr6" style:family="graphic" style:parent-style-name="standard">
      <style:graphic-properties draw:stroke="none" draw:fill="none" fo:min-height="1.6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游ゴシック Medium" fo:font-size="54pt" fo:font-weight="bold" style:font-name-asian="游ゴシック Medium" style:font-size-asian="54pt" style:font-weight-asian="bold" style:font-size-complex="54pt" style:font-weight-complex="bold"/>
    </style:style>
    <style:style style:name="P4" style:family="paragraph">
      <style:paragraph-properties fo:line-height="115%" fo:text-align="justify"/>
    </style:style>
    <style:style style:name="P5" style:family="paragraph">
      <style:paragraph-properties fo:margin-left="0cm" fo:margin-right="0cm" fo:margin-top="0cm" fo:margin-bottom="0cm" fo:line-height="100%" fo:text-align="justify" fo:text-indent="0cm"/>
    </style:style>
    <style:style style:name="P6" style:family="paragraph">
      <style:paragraph-properties fo:margin-left="0cm" fo:margin-right="0cm" fo:margin-top="0cm" fo:margin-bottom="0cm" fo:line-height="115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15%" fo:text-align="justify" fo:text-indent="0cm"/>
    </style:style>
    <style:style style:name="P9" style:family="paragraph">
      <loext:graphic-properties draw:fill="none"/>
      <style:paragraph-properties fo:line-height="115%" fo:text-align="justify"/>
      <style:text-properties style:font-name="Yu Gothic UI" fo:font-size="12pt" fo:font-weight="normal" style:font-name-asian="Yu Gothic UI" style:font-size-asian="10.5pt" style:font-weight-asian="normal" style:font-size-complex="10.5pt" style:font-weight-complex="normal"/>
    </style:style>
    <style:style style:name="P10" style:family="paragraph">
      <loext:graphic-properties draw:fill="none"/>
      <style:paragraph-properties fo:text-align="center"/>
      <style:text-properties style:font-name="Yu Gothic UI" fo:font-size="22pt" style:font-name-asian="Yu Gothic UI" style:font-size-asian="22pt" style:font-size-complex="22pt"/>
    </style:style>
    <style:style style:name="P11" style:family="paragraph">
      <loext:graphic-properties draw:fill="none"/>
    </style:style>
    <style:style style:name="T1" style:family="text">
      <style:text-properties fo:color="#ffffff" style:font-name="游ゴシック Medium" fo:font-size="54pt" fo:font-weight="bold" style:font-name-asian="游ゴシック Medium" style:font-size-asian="54pt" style:font-weight-asian="bold" style:font-size-complex="54pt" style:font-weight-complex="bold"/>
    </style:style>
    <style:style style:name="T2" style:family="text">
      <style:text-properties style:font-name="Yu Gothic UI" fo:font-size="14pt" fo:font-weight="normal" style:font-name-asian="Yu Gothic UI" style:font-size-asian="12pt" style:font-weight-asian="normal" style:font-size-complex="12pt" style:font-weight-complex="normal"/>
    </style:style>
    <style:style style:name="T3" style:family="text">
      <style:text-properties style:font-name="Yu Gothic UI" fo:font-size="12pt" fo:font-weight="normal" style:font-name-asian="Yu Gothic UI" style:font-size-asian="10.5pt" style:font-weight-asian="normal" style:font-size-complex="10.5pt" style:font-weight-complex="normal"/>
    </style:style>
    <style:style style:name="T4" style:family="text">
      <style:text-properties style:font-name="Yu Gothic UI" fo:font-size="12pt" fo:font-weight="bold" style:font-name-asian="Yu Gothic UI" style:font-size-asian="12pt" style:font-weight-asian="bold" style:font-size-complex="12pt" style:font-weight-complex="bold"/>
    </style:style>
    <style:style style:name="T5" style:family="text">
      <style:text-properties style:font-name="Yu Gothic UI" fo:font-size="12pt" fo:font-weight="normal" style:font-name-asian="Yu Gothic UI" style:font-size-asian="12pt" style:font-weight-asian="normal" style:font-size-complex="12pt" style:font-weight-complex="normal"/>
    </style:style>
    <style:style style:name="T6" style:family="text">
      <style:text-properties style:font-name="Yu Gothic UI" fo:font-size="20pt" style:font-name-asian="Yu Gothic UI" style:font-size-asian="20pt" style:font-size-complex="20pt"/>
    </style:style>
    <style:style style:name="T7" style:family="text">
      <style:text-properties style:font-name="Yu Gothic UI" fo:font-size="22pt" style:font-name-asian="Yu Gothic UI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99cm" svg:height="11.469cm" svg:x="0cm" svg:y="5.792cm">
          <draw:image xlink:href="Pictures/1000000000000320000001B52D16F392AE495C52.png" xlink:type="simple" xlink:show="embed" xlink:actuate="onLoad">
            <text:p/>
          </draw:image>
        </draw:frame>
        <draw:custom-shape draw:style-name="gr2" draw:text-style-name="P2" draw:layer="layout" svg:width="21cm" svg:height="6.09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837cm" svg:height="4.451cm" svg:x="6.029cm" svg:y="0.943cm">
          <draw:text-box>
            <text:p><text:span text:style-name="T1">OSS Gate</text:span><text:span text:style-name="T1">を</text:span></text:p>
            <text:p><text:span text:style-name="T1">開催しませんか</text:span></text:p>
          </draw:text-box>
        </draw:frame>
        <draw:frame draw:style-name="gr4" draw:text-style-name="P9" draw:layer="layout" svg:width="17.904cm" svg:height="11.092cm" svg:x="1.143cm" svg:y="17.596cm">
          <draw:text-box>
            <text:p text:style-name="P4"><text:span text:style-name="T2">OSS Gate</text:span><text:span text:style-name="T2">は、</text:span><text:span text:style-name="T2">OSS</text:span><text:span text:style-name="T2">の開発に参加する「入り口」を提供する、コミュニティベースの取り組みです。</text:span></text:p>
            <text:p text:style-name="P4"><text:span text:style-name="T2">OSS Gate</text:span><text:span text:style-name="T2">では、</text:span><text:span text:style-name="T2">OSS</text:span><text:span text:style-name="T2">開発へのフィードバックを実際に体験するワークショップを開催しています。</text:span></text:p>
            <text:p text:style-name="P4"><text:span text:style-name="T2">これまでも、色々な地域や企業・イベントでワークショップを開催してきました。</text:span></text:p>
            <text:p text:style-name="P4"><text:span text:style-name="T3"/></text:p>
            <text:p text:style-name="P4"><text:span text:style-name="T2">このワークショップを自分たちで開催しませんか！</text:span></text:p>
            <text:p text:style-name="P4"><text:span text:style-name="T2">OSS Gate</text:span><text:span text:style-name="T2">のワークショップは、誰でも自由に開催することができます。</text:span></text:p>
            <text:p text:style-name="P4"><text:span text:style-name="T2">あなたの地域や会社で、</text:span><text:span text:style-name="T2">OSS</text:span><text:span text:style-name="T2">開発の参加者を増やしていきましょう。</text:span></text:p>
            <text:p text:style-name="P4"><text:span text:style-name="T2"/></text:p>
            <text:p text:style-name="P5"><text:span text:style-name="T4">開催手順</text:span></text:p>
            <text:p text:style-name="P5"><text:span text:style-name="T4"/></text:p>
            <text:list text:style-name="L2">
              <text:list-item>
                <text:p text:style-name="P6"><text:span text:style-name="T3">開催について、</text:span><text:span text:style-name="T3">Gitter</text:span><text:span text:style-name="T3">で相談・意思表示する</text:span></text:p>
              </text:list-item>
              <text:list-item>
                <text:p text:style-name="P7"><text:span text:style-name="T5">日時・場所を調整する</text:span></text:p>
              </text:list-item>
            </text:list>
            <text:list text:style-name="L3">
              <text:list-item>
                <text:p text:style-name="P7"><text:span text:style-name="T5">Doorkeeper</text:span><text:span text:style-name="T5">などで告知する</text:span></text:p>
              </text:list-item>
              <text:list-item>
                <text:p text:style-name="P7"><text:span text:style-name="T5">開催する</text:span></text:p>
              </text:list-item>
              <text:list-item>
                <text:p text:style-name="P6"><text:span text:style-name="T5">報告する</text:span><text:span text:style-name="T5">(</text:span><text:span text:style-name="T5">任意</text:span><text:span text:style-name="T5">)</text:span><text:span text:style-name="T3"><text:line-break/></text:span><text:span text:style-name="T3"/></text:p>
              </text:list-item>
            </text:list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draw:frame draw:style-name="gr1" draw:text-style-name="P1" draw:layer="layout" svg:width="4.345cm" svg:height="4.345cm" svg:x="1.066cm" svg:y="0.816cm">
          <draw:image xlink:href="Pictures/10000201000000DD000000DDA315837CE86D4EC1.png" xlink:type="simple" xlink:show="embed" xlink:actuate="onLoad">
            <text:p/>
          </draw:image>
        </draw:frame>
        <draw:frame draw:style-name="gr5" draw:text-style-name="P10" draw:layer="layout" svg:width="11.176cm" svg:height="1.524cm" svg:x="9.202cm" svg:y="27.632cm">
          <draw:text-box>
            <text:p text:style-name="P2"><text:span text:style-name="T6">詳細は</text:span><text:span text:style-name="T6">https://</text:span><text:span text:style-name="T7">oss-gate.github.io</text:span></text:p>
          </draw:text-box>
        </draw:frame>
        <draw:frame draw:style-name="gr6" draw:text-style-name="P11" draw:layer="layout" svg:width="7.808cm" svg:height="1.868cm" svg:x="9.002cm" svg:y="24.23cm">
          <draw:text-box>
            <text:p><text:span text:style-name="T3">- Gitter – oss-gate/general </text:span></text:p>
            <text:p><text:span text:style-name="T3"><text:s text:c="2"/></text:span><text:span text:style-name="T3">https://gitter.im/oss-gate/gener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u Gothic UI" svg:font-family="'Yu Gothic UI'" style:font-family-generic="modern" style:font-pitch="variable"/>
    <style:font-face style:name="游ゴシック Medium" svg:font-family="'游ゴシック Medium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2.1$Windows_X86_64 LibreOffice_project/f7f06a8f319e4b62f9bc5095aa112a65d2f3ac89</meta:generator>
    <dc:date>2018-05-25T10:19:20.776000000</dc:date>
    <meta:editing-duration>PT21M14S</meta:editing-duration>
    <meta:editing-cycles>4</meta:editing-cycles>
    <meta:document-statistic meta:object-count="7"/>
  </office:meta>
</office:document-meta>
</file>